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9.6745256807176" calcext:value-type="float">
            <text:p>99,67</text:p>
          </table:table-cell>
          <table:table-cell table:style-name="ce3" table:formula="of:=([.F2]/12597)*100" office:value-type="float" office:value="0.325474319282369" calcext:value-type="float">
            <text:p>0,33</text:p>
          </table:table-cell>
          <table:table-cell office:value-type="float" office:value="8351" calcext:value-type="float">
            <text:p>8351</text:p>
          </table:table-cell>
          <table:table-cell table:style-name="ce4" table:formula="of:=[.E18]+[.H18]" office:value-type="float" office:value="12556" calcext:value-type="float">
            <text:p>12556</text:p>
          </table:table-cell>
          <table:table-cell table:formula="of:=12597-[.E2]" office:value-type="float" office:value="41" calcext:value-type="float">
            <text:p>41</text:p>
          </table:table-cell>
          <table:table-cell office:value-type="float" office:value="201.196688175" calcext:value-type="float">
            <text:p>201,196688175</text:p>
          </table:table-cell>
          <table:table-cell office:value-type="float" office:value="16.186549902" calcext:value-type="float">
            <text:p>16,186549902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9.7459712629991" calcext:value-type="float">
            <text:p>99,75</text:p>
          </table:table-cell>
          <table:table-cell table:style-name="ce3" table:formula="of:=([.F3]/12597)*100" office:value-type="float" office:value="0.254028737000873" calcext:value-type="float">
            <text:p>0,25</text:p>
          </table:table-cell>
          <table:table-cell office:value-type="float" office:value="7928" calcext:value-type="float">
            <text:p>7928</text:p>
          </table:table-cell>
          <table:table-cell table:style-name="ce4" table:formula="of:=[.E19]+[.H19]" office:value-type="float" office:value="12565" calcext:value-type="float">
            <text:p>12565</text:p>
          </table:table-cell>
          <table:table-cell table:formula="of:=12597-[.E3]" office:value-type="float" office:value="32" calcext:value-type="float">
            <text:p>32</text:p>
          </table:table-cell>
          <table:table-cell office:value-type="float" office:value="263.391428947" calcext:value-type="float">
            <text:p>263,391428947</text:p>
          </table:table-cell>
          <table:table-cell office:value-type="float" office:value="15.3428287506" calcext:value-type="float">
            <text:p>15,3428287506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9.714217670874" calcext:value-type="float">
            <text:p>99,71</text:p>
          </table:table-cell>
          <table:table-cell table:style-name="ce3" table:formula="of:=([.F4]/12597)*100" office:value-type="float" office:value="0.285782329125982" calcext:value-type="float">
            <text:p>0,29</text:p>
          </table:table-cell>
          <table:table-cell office:value-type="float" office:value="8400" calcext:value-type="float">
            <text:p>8400</text:p>
          </table:table-cell>
          <table:table-cell table:style-name="ce4" table:formula="of:=[.E20]+[.H20]" office:value-type="float" office:value="12561" calcext:value-type="float">
            <text:p>12561</text:p>
          </table:table-cell>
          <table:table-cell table:formula="of:=12597-[.E4]" office:value-type="float" office:value="36" calcext:value-type="float">
            <text:p>36</text:p>
          </table:table-cell>
          <table:table-cell office:value-type="float" office:value="234.906958818" calcext:value-type="float">
            <text:p>234,906958818</text:p>
          </table:table-cell>
          <table:table-cell office:value-type="float" office:value="16.2585890293" calcext:value-type="float">
            <text:p>16,2585890293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9.6507104866238" calcext:value-type="float">
            <text:p>99,65</text:p>
          </table:table-cell>
          <table:table-cell table:style-name="ce3" table:formula="of:=([.F5]/12597)*100" office:value-type="float" office:value="0.349289513376201" calcext:value-type="float">
            <text:p>0,35</text:p>
          </table:table-cell>
          <table:table-cell office:value-type="float" office:value="8260" calcext:value-type="float">
            <text:p>8260</text:p>
          </table:table-cell>
          <table:table-cell table:style-name="ce4" table:formula="of:=[.E21]+[.H21]" office:value-type="float" office:value="12553" calcext:value-type="float">
            <text:p>12553</text:p>
          </table:table-cell>
          <table:table-cell table:formula="of:=12597-[.E5]" office:value-type="float" office:value="44" calcext:value-type="float">
            <text:p>44</text:p>
          </table:table-cell>
          <table:table-cell office:value-type="float" office:value="174.825818062" calcext:value-type="float">
            <text:p>174,825818062</text:p>
          </table:table-cell>
          <table:table-cell office:value-type="float" office:value="15.996325016" calcext:value-type="float">
            <text:p>15,996325016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9.6983408748115" calcext:value-type="float">
            <text:p>99,70</text:p>
          </table:table-cell>
          <table:table-cell table:style-name="ce3" table:formula="of:=([.F6]/12597)*100" office:value-type="float" office:value="0.301659125188537" calcext:value-type="float">
            <text:p>0,30</text:p>
          </table:table-cell>
          <table:table-cell office:value-type="float" office:value="8254" calcext:value-type="float">
            <text:p>8254</text:p>
          </table:table-cell>
          <table:table-cell table:style-name="ce4" table:formula="of:=[.E22]+[.H22]" office:value-type="float" office:value="12559" calcext:value-type="float">
            <text:p>12559</text:p>
          </table:table-cell>
          <table:table-cell table:formula="of:=12597-[.E6]" office:value-type="float" office:value="38" calcext:value-type="float">
            <text:p>38</text:p>
          </table:table-cell>
          <table:table-cell office:value-type="float" office:value="268.471024036" calcext:value-type="float">
            <text:p>268,471024036</text:p>
          </table:table-cell>
          <table:table-cell office:value-type="float" office:value="16.0239121914" calcext:value-type="float">
            <text:p>16,0239121914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9.6348336905612" calcext:value-type="float">
            <text:p>99,63</text:p>
          </table:table-cell>
          <table:table-cell table:style-name="ce3" table:formula="of:=([.F7]/12597)*100" office:value-type="float" office:value="0.365166309438755" calcext:value-type="float">
            <text:p>0,37</text:p>
          </table:table-cell>
          <table:table-cell office:value-type="float" office:value="8262" calcext:value-type="float">
            <text:p>8262</text:p>
          </table:table-cell>
          <table:table-cell table:style-name="ce4" table:formula="of:=[.E23]+[.H23]" office:value-type="float" office:value="12551" calcext:value-type="float">
            <text:p>12551</text:p>
          </table:table-cell>
          <table:table-cell table:formula="of:=12597-[.E7]" office:value-type="float" office:value="46" calcext:value-type="float">
            <text:p>46</text:p>
          </table:table-cell>
          <table:table-cell office:value-type="float" office:value="200.770633936" calcext:value-type="float">
            <text:p>200,770633936</text:p>
          </table:table-cell>
          <table:table-cell office:value-type="float" office:value="16.0639929771" calcext:value-type="float">
            <text:p>16,0639929771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9.7777248551242" calcext:value-type="float">
            <text:p>99,78</text:p>
          </table:table-cell>
          <table:table-cell table:style-name="ce3" table:formula="of:=([.F8]/12597)*100" office:value-type="float" office:value="0.222275144875764" calcext:value-type="float">
            <text:p>0,22</text:p>
          </table:table-cell>
          <table:table-cell office:value-type="float" office:value="8298" calcext:value-type="float">
            <text:p>8298</text:p>
          </table:table-cell>
          <table:table-cell table:style-name="ce4" table:formula="of:=[.E24]+[.H24]" office:value-type="float" office:value="12569" calcext:value-type="float">
            <text:p>12569</text:p>
          </table:table-cell>
          <table:table-cell table:formula="of:=12597-[.E8]" office:value-type="float" office:value="28" calcext:value-type="float">
            <text:p>28</text:p>
          </table:table-cell>
          <table:table-cell office:value-type="float" office:value="250.168678045" calcext:value-type="float">
            <text:p>250,168678045</text:p>
          </table:table-cell>
          <table:table-cell office:value-type="float" office:value="16.1127581596" calcext:value-type="float">
            <text:p>16,1127581596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9.7459712629991" calcext:value-type="float">
            <text:p>99,75</text:p>
          </table:table-cell>
          <table:table-cell table:style-name="ce3" table:formula="of:=([.F9]/12597)*100" office:value-type="float" office:value="0.254028737000873" calcext:value-type="float">
            <text:p>0,25</text:p>
          </table:table-cell>
          <table:table-cell office:value-type="float" office:value="8297" calcext:value-type="float">
            <text:p>8297</text:p>
          </table:table-cell>
          <table:table-cell table:style-name="ce4" table:formula="of:=[.E25]+[.H25]" office:value-type="float" office:value="12565" calcext:value-type="float">
            <text:p>12565</text:p>
          </table:table-cell>
          <table:table-cell table:formula="of:=12597-[.E9]" office:value-type="float" office:value="32" calcext:value-type="float">
            <text:p>32</text:p>
          </table:table-cell>
          <table:table-cell office:value-type="float" office:value="508.954661846" calcext:value-type="float">
            <text:p>508,954661846</text:p>
          </table:table-cell>
          <table:table-cell office:value-type="float" office:value="16.9158058167" calcext:value-type="float">
            <text:p>16,9158058167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9.6745256807176" calcext:value-type="float">
            <text:p>99,67</text:p>
          </table:table-cell>
          <table:table-cell table:style-name="ce3" table:formula="of:=([.F10]/12597)*100" office:value-type="float" office:value="0.325474319282369" calcext:value-type="float">
            <text:p>0,33</text:p>
          </table:table-cell>
          <table:table-cell office:value-type="float" office:value="8433" calcext:value-type="float">
            <text:p>8433</text:p>
          </table:table-cell>
          <table:table-cell table:style-name="ce4" table:formula="of:=[.E26]+[.H26]" office:value-type="float" office:value="12556" calcext:value-type="float">
            <text:p>12556</text:p>
          </table:table-cell>
          <table:table-cell table:formula="of:=12597-[.E10]" office:value-type="float" office:value="41" calcext:value-type="float">
            <text:p>41</text:p>
          </table:table-cell>
          <table:table-cell office:value-type="float" office:value="217.173516035" calcext:value-type="float">
            <text:p>217,173516035</text:p>
          </table:table-cell>
          <table:table-cell office:value-type="float" office:value="16.3736188412" calcext:value-type="float">
            <text:p>16,3736188412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9.6348336905612" calcext:value-type="float">
            <text:p>99,63</text:p>
          </table:table-cell>
          <table:table-cell table:style-name="ce3" table:formula="of:=([.F11]/12597)*100" office:value-type="float" office:value="0.365166309438755" calcext:value-type="float">
            <text:p>0,37</text:p>
          </table:table-cell>
          <table:table-cell office:value-type="float" office:value="8410" calcext:value-type="float">
            <text:p>8410</text:p>
          </table:table-cell>
          <table:table-cell table:style-name="ce4" table:formula="of:=[.E27]+[.H27]" office:value-type="float" office:value="12551" calcext:value-type="float">
            <text:p>12551</text:p>
          </table:table-cell>
          <table:table-cell table:formula="of:=12597-[.E11]" office:value-type="float" office:value="46" calcext:value-type="float">
            <text:p>46</text:p>
          </table:table-cell>
          <table:table-cell office:value-type="float" office:value="191.401864052" calcext:value-type="float">
            <text:p>191,401864052</text:p>
          </table:table-cell>
          <table:table-cell office:value-type="float" office:value="16.3223350048" calcext:value-type="float">
            <text:p>16,3223350048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6951655155989" calcext:value-type="float">
            <text:p>99,6951655156</text:p>
          </table:table-cell>
          <table:table-cell table:formula="of:=AVERAGE([.C2:.C11])" office:value-type="float" office:value="0.304834484401048" calcext:value-type="float">
            <text:p>0,3048344844</text:p>
          </table:table-cell>
          <table:table-cell table:formula="of:=SUM([.D2:.D11])/10" office:value-type="float" office:value="8289.3" calcext:value-type="float">
            <text:p>8289,3</text:p>
          </table:table-cell>
          <table:table-cell table:formula="of:=AVERAGE([.E2:.E11])" office:value-type="float" office:value="12558.6" calcext:value-type="float">
            <text:p>12558,6</text:p>
          </table:table-cell>
          <table:table-cell table:formula="of:=AVERAGE([.F2:.F11])" office:value-type="float" office:value="38.4" calcext:value-type="float">
            <text:p>38,4</text:p>
          </table:table-cell>
          <table:table-cell table:formula="of:=SUM([.G2:.G11])/10" office:value-type="float" office:value="251.1261271952" calcext:value-type="float">
            <text:p>251,1261271952</text:p>
          </table:table-cell>
          <table:table-cell table:formula="of:=SUM([.H2:.H11])/10" office:value-type="float" office:value="16.15967156887" calcext:value-type="float">
            <text:p>16,1596715689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658037628006668" calcext:value-type="float">
            <text:p>0,658037628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4.5" calcext:value-type="float">
            <text:p>5844,5</text:p>
          </table:table-cell>
          <table:table-cell table:formula="of:=AVERAGE([.G18:.G27])" office:value-type="float" office:value="18.2" calcext:value-type="float">
            <text:p>18,2</text:p>
          </table:table-cell>
          <table:table-cell/>
          <table:table-cell office:value-type="float" office:value="5818" calcext:value-type="float">
            <text:p>5818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formula="of:=12597-SUM([.E18:.G18])" office:value-type="float" office:value="6738" calcext:value-type="float">
            <text:p>6738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20.2" calcext:value-type="float">
            <text:p>20,2</text:p>
          </table:table-cell>
          <table:table-cell table:formula="of:=AVERAGE([.H18:.H27])" office:value-type="float" office:value="6714.1" calcext:value-type="float">
            <text:p>6714,1</text:p>
          </table:table-cell>
          <table:table-cell/>
          <table:table-cell office:value-type="float" office:value="5918" calcext:value-type="float">
            <text:p>5918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table:formula="of:=12597-SUM([.E19:.G19])" office:value-type="float" office:value="6647" calcext:value-type="float">
            <text:p>6647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24" calcext:value-type="float">
            <text:p>582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formula="of:=12597-SUM([.E20:.G20])" office:value-type="float" office:value="6737" calcext:value-type="float">
            <text:p>6737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4.5" calcext:value-type="float">
            <text:p>5844,5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12597-SUM([.E21:.G21])" office:value-type="float" office:value="6704" calcext:value-type="float">
            <text:p>6704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20.2" calcext:value-type="float">
            <text:p>20,2</text:p>
          </table:table-cell>
          <table:table-cell table:number-columns-repeated="2"/>
          <table:table-cell office:value-type="float" office:value="5918" calcext:value-type="float">
            <text:p>5918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formula="of:=12597-SUM([.E22:.G22])" office:value-type="float" office:value="6641" calcext:value-type="float">
            <text:p>6641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8.2" calcext:value-type="float">
            <text:p>18,2</text:p>
          </table:table-cell>
          <table:table-cell table:number-columns-repeated="2"/>
          <table:table-cell office:value-type="float" office:value="5920" calcext:value-type="float">
            <text:p>5920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table:formula="of:=12597-SUM([.E23:.G23])" office:value-type="float" office:value="6631" calcext:value-type="float">
            <text:p>6631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4.1" calcext:value-type="float">
            <text:p>6714,1</text:p>
          </table:table-cell>
          <table:table-cell table:number-columns-repeated="2"/>
          <table:table-cell office:value-type="float" office:value="5801" calcext:value-type="float">
            <text:p>580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formula="of:=12597-SUM([.E24:.G24])" office:value-type="float" office:value="6768" calcext:value-type="float">
            <text:p>6768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56" calcext:value-type="float">
            <text:p>5856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formula="of:=12597-SUM([.E25:.G25])" office:value-type="float" office:value="6709" calcext:value-type="float">
            <text:p>6709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27" calcext:value-type="float">
            <text:p>5727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formula="of:=12597-SUM([.E26:.G26])" office:value-type="float" office:value="6829" calcext:value-type="float">
            <text:p>6829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14" calcext:value-type="float">
            <text:p>5814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formula="of:=12597-SUM([.E27:.G27])" office:value-type="float" office:value="6737" calcext:value-type="float">
            <text:p>6737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695165515599" calcext:value-type="float">
            <text:p>0,9969516552</text:p>
          </table:table-cell>
          <table:table-cell table:number-columns-repeated="2"/>
          <table:table-cell table:formula="of:=SUM([.E18:.E27])/10" office:value-type="float" office:value="5844.5" calcext:value-type="float">
            <text:p>5844,5</text:p>
          </table:table-cell>
          <table:table-cell table:formula="of:=SUM([.F18:.F27])/10" office:value-type="float" office:value="20.2" calcext:value-type="float">
            <text:p>20,2</text:p>
          </table:table-cell>
          <table:table-cell table:formula="of:=SUM([.G18:.G27])/10" office:value-type="float" office:value="18.2" calcext:value-type="float">
            <text:p>18,2</text:p>
          </table:table-cell>
          <table:table-cell table:formula="of:=SUM([.H18:.H27])/10" office:value-type="float" office:value="6714.1" calcext:value-type="float">
            <text:p>6714,1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304834484401048" calcext:value-type="float">
            <text:p>0,00304834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6895628294131" calcext:value-type="float">
            <text:p>0,99689562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7000430631246" calcext:value-type="float">
            <text:p>0,9970004306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9">00/00/0000</text:date>, <text:time style:data-style-name="N2" text:time-value="18:25:48.66030522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0M49S</meta:editing-duration>
    <meta:editing-cycles>6</meta:editing-cycles>
    <meta:generator>LibreOffice/5.1.6.2$Linux_X86_64 LibreOffice_project/10m0$Build-2</meta:generator>
    <dc:date>2018-01-19T18:27:10.984830173</dc:date>
    <meta:document-statistic meta:table-count="1" meta:cell-count="177" meta:object-count="0"/>
  </office:meta>
</office:document-meta>
</file>